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55in"/>
    </style:style>
    <style:style style:name="co2" style:family="table-column">
      <style:table-column-properties fo:break-before="auto" style:column-width="0.6173in"/>
    </style:style>
    <style:style style:name="co3" style:family="table-column">
      <style:table-column-properties fo:break-before="auto" style:column-width="0.4543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0.6047in"/>
    </style:style>
    <style:style style:name="co6" style:family="table-column">
      <style:table-column-properties fo:break-before="auto" style:column-width="0.441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9181in"/>
    </style:style>
    <style:style style:name="co9" style:family="table-column">
      <style:table-column-properties fo:break-before="auto" style:column-width="4.0535in"/>
    </style:style>
    <style:style style:name="co10" style:family="table-column">
      <style:table-column-properties fo:break-before="auto" style:column-width="8.3043in"/>
    </style:style>
    <style:style style:name="co11" style:family="table-column">
      <style:table-column-properties fo:break-before="auto" style:column-width="1.4701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1.6335in"/>
    </style:style>
    <style:style style:name="co14" style:family="table-column">
      <style:table-column-properties fo:break-before="auto" style:column-width="0.6673in"/>
    </style:style>
    <style:style style:name="co15" style:family="table-column">
      <style:table-column-properties fo:break-before="auto" style:column-width="1.5701in"/>
    </style:style>
    <style:style style:name="co16" style:family="table-column">
      <style:table-column-properties fo:break-before="auto" style:column-width="0.8929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skoola Pota" fo:font-size="11pt" fo:font-style="normal" fo:text-shadow="none" style:text-underline-style="none" fo:font-weight="normal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ce17" style:family="table-cell" style:parent-style-name="Default" style:data-style-name="N122">
      <style:table-cell-properties style:text-align-source="fix" style:repeat-content="false" fo:background-color="transparent" fo:wrap-option="no-wrap" fo:border="none" style:vertical-align="middle"/>
      <style:paragraph-properties fo:text-align="center" fo:margin-left="0in"/>
      <style:text-properties fo:color="#000000" style:font-name="Iskoola Pota" fo:font-size="11pt" fo:font-style="normal" style:text-underline-style="none" fo:font-weight="normal" style:font-name-asian="Iskoola Pota1" style:font-size-asian="11pt" style:font-style-asian="normal" style:font-weight-asian="normal" style:font-name-complex="Iskoola Pota" style:font-size-complex="11pt" style:font-style-complex="normal" style:font-weight-complex="normal"/>
    </style:style>
    <style:style style:name="T1" style:family="text">
      <style:text-properties style:font-name-complex="Iskoola Pota"/>
    </style:style>
    <style:style style:name="T2" style:family="text">
      <style:text-properties style:font-name-complex="Iskoola Pota" fo:color="#000000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4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2" table:default-cell-style-name="ce12"/>
        <table:table-column table:style-name="co16" table:default-cell-style-name="ce12"/>
        <table:table-column table:style-name="co17" table:number-columns-repeated="1006" table:default-cell-style-name="ce12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ict-08-t2-l03-ep0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වදන් සැකසීම</text:p>
          </table:table-cell>
          <table:table-cell table:style-name="ce16" office:value-type="string" calcext:value-type="string">
            <text:p><text:span text:style-name="T1">වදන් සැකසීම </text:span><text:span text:style-name="T2">පිළිබඳව අධ්‍යයනය කිරීම.</text:span></text:p>
          </table:table-cell>
          <table:table-cell table:style-name="ce16" office:value-type="string" calcext:value-type="string">
            <text:p>වදන් සැකසීමේ මෘදුකාංග පිළිබඳවත්, ලේඛන නිර්මාණය කිරීමත් පිළිබඳව අධ්‍යයනය කිරීම.</text:p>
          </table:table-cell>
          <table:table-cell table:style-name="ce17"/>
          <table:table-cell table:style-name="ce13" table:number-columns-repeated="101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ict-08-t2-l03-ep02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වදන් සැකසීම</text:p>
          </table:table-cell>
          <table:table-cell table:style-name="ce16" office:value-type="string" calcext:value-type="string">
            <text:p><text:s/>අකුරු හැඩසව් කිරීමේ මෙවලම් පිළිබඳව අධ්‍යයනය කිරීම.</text:p>
          </table:table-cell>
          <table:table-cell table:style-name="ce16" office:value-type="string" calcext:value-type="string">
            <text:p>ලේඛන නිර්මාණය කිරීමේ මෘදුකාංග යටතේ භාවිත මෙවලම් <text:s/>පිළිබඳව අධ්‍යයනය කිරීම.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ict-08-t2-l03-ep03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වදන් සැකසීම</text:p>
          </table:table-cell>
          <table:table-cell table:style-name="ce16" office:value-type="string" calcext:value-type="string">
            <text:p>ලේඛනයට එකතු කරගත හැකි විවිධ වස්තු පිළිබඳව අධ්‍යයනය <text:s/>කිරීම.</text:p>
          </table:table-cell>
          <table:table-cell table:style-name="ce15" office:value-type="string" calcext:value-type="string">
            <text:p>පින්තූර, හැඩතල, අකුරු කලාත්මක අකුරු, වගු ලේඛනයට එකතුකර ගන්නා අකාරය පිලිබදව අධ්‍යයනය කිරීම.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ict-08-t2-l03-ep04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වදන් සැකසීම</text:p>
          </table:table-cell>
          <table:table-cell table:style-name="ce16" office:value-type="string" calcext:value-type="string">
            <text:p>පරිගණක ආශ්‍රිත ගැටළු විශ්ලේෂණය කිරීම.</text:p>
          </table:table-cell>
          <table:table-cell table:style-name="ce16" office:value-type="string" calcext:value-type="string">
            <text:p>ගැටලුව හදුනා ගැනීම, ගැටලුව යනු, ගැටලුවට ආදාළ ආදාන, සැකසුම්, ප්‍රතිදාන මගින් ගැටළු විසදීම පිලිබදව අධ්‍යයනය කිරීම.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4" office:value-type="float" office:value="2018" calcext:value-type="float">
            <text:p>2018</text:p>
          </table:table-cell>
          <table:table-cell table:style-name="ce13" office:value-type="float" office:value="8" calcext:value-type="float">
            <text:p>8</text:p>
          </table:table-cell>
          <table:table-cell table:style-name="ce16" office:value-type="string" calcext:value-type="string">
            <text:p>ict-08-t2-l03-ep05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string" calcext:value-type="string">
            <text:p>වදන් සැකසීම</text:p>
          </table:table-cell>
          <table:table-cell table:style-name="ce16" office:value-type="string" calcext:value-type="string">
            <text:p>පරිගණක ක්‍රමලේඛ නිර්මාණය කිරීම .</text:p>
          </table:table-cell>
          <table:table-cell table:style-name="ce16" office:value-type="string" calcext:value-type="string">
            <text:p>ක්‍රමලේඛ නිර්මාණය කිරීම තුල ගැටලු විසදන ආකාරය පිලිබදවත්, ක්‍රමලේඛ ක්‍රියාත්මක වීමට අවශ්‍ය ප්‍රධාන පාලන ව්‍යුහ පිලිබද අධ්‍යයනය කිරීම.</text:p>
          </table:table-cell>
          <table:table-cell table:style-name="ce13" table:number-columns-repeated="1014"/>
        </table:table-row>
        <table:table-row table:style-name="ro2">
          <table:table-cell/>
          <table:table-cell table:style-name="ce15"/>
          <table:table-cell/>
          <table:table-cell table:style-name="ce16"/>
          <table:table-cell table:number-columns-repeated="3"/>
          <table:table-cell table:style-name="ce16" table:number-columns-repeated="2"/>
          <table:table-cell table:style-name="ce15"/>
          <table:table-cell table:number-columns-repeated="1014"/>
        </table:table-row>
        <table:table-row table:style-name="ro2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Iskoola Pota" svg:font-family="'Iskoola Pota'" style:font-pitch="variable"/>
    <style:font-face style:name="Iskoola Pota1" svg:font-family="'Iskoola Pota'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5">
      <number:minutes number:style="long"/>
      <number:text>:</number:text>
      <number:seconds number:style="long" number:decimal-places="1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</number:time-style>
    <number:time-style style:name="N122">
      <number:hours/>
      <number:text>:</number:text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fill-character> </number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Result" style:data-style-name="N104"/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5" style:display-name="Normal 5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Normal_20_6" style:display-name="Normal 6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</office:styles>
  <office:automatic-styles>
    <style:page-layout style:name="Mpm1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4.2$Linux_X86_64 LibreOffice_project/30$Build-2</meta:generator>
    <meta:initial-creator>STRIX</meta:initial-creator>
    <meta:creation-date>2022-05-03T17:47:56Z</meta:creation-date>
    <dc:date>2022-09-23T15:33:43.794719671</dc:date>
    <meta:editing-cycles>54</meta:editing-cycles>
    <meta:editing-duration>PT4H8M52S</meta:editing-duration>
    <meta:document-statistic meta:table-count="1" meta:cell-count="50" meta:object-count="0"/>
  </office:meta>
</office:document-meta>
</file>